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41.01mm"/>
    </style:style>
    <style:style style:name="co29" style:family="table-column">
      <style:table-column-properties fo:break-before="auto" style:column-width="124.53mm"/>
    </style:style>
    <style:style style:name="co30" style:family="table-column">
      <style:table-column-properties fo:break-before="auto" style:column-width="139.79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26.0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7.36mm" fo:break-before="auto" style:use-optimal-row-height="true"/>
    </style:style>
    <style:style style:name="ro17" style:family="table-row">
      <style:table-row-properties style:row-height="17.62mm" fo:break-before="auto" style:use-optimal-row-height="true"/>
    </style:style>
    <style:style style:name="ro18" style:family="table-row">
      <style:table-row-properties style:row-height="22.63mm" fo:break-before="auto" style:use-optimal-row-height="true"/>
    </style:style>
    <style:style style:name="ro19" style:family="table-row">
      <style:table-row-properties style:row-height="19.21mm" fo:break-before="auto" style:use-optimal-row-height="true"/>
    </style:style>
    <style:style style:name="ro20" style:family="table-row">
      <style:table-row-properties style:row-height="11.31mm" fo:break-before="auto" style:use-optimal-row-height="true"/>
    </style:style>
    <style:style style:name="ro21" style:family="table-row">
      <style:table-row-properties style:row-height="34.75mm" fo:break-before="auto" style:use-optimal-row-height="true"/>
    </style:style>
    <style:style style:name="ro22" style:family="table-row">
      <style:table-row-properties style:row-height="25.52mm" fo:break-before="auto" style:use-optimal-row-height="true"/>
    </style:style>
    <style:style style:name="ro23" style:family="table-row">
      <style:table-row-properties style:row-height="4.67mm" fo:break-before="auto" style:use-optimal-row-height="true"/>
    </style:style>
    <style:style style:name="ro24" style:family="table-row">
      <style:table-row-properties style:row-height="12.86mm" fo:break-before="auto" style:use-optimal-row-height="true"/>
    </style:style>
    <style:style style:name="ro25" style:family="table-row">
      <style:table-row-properties style:row-height="8.77mm" fo:break-before="auto" style:use-optimal-row-height="true"/>
    </style:style>
    <style:style style:name="ro26" style:family="table-row">
      <style:table-row-properties style:row-height="24.22mm" fo:break-before="auto" style:use-optimal-row-height="true"/>
    </style:style>
    <style:style style:name="ro27" style:family="table-row">
      <style:table-row-properties style:row-height="31.33mm" fo:break-before="auto" style:use-optimal-row-height="true"/>
    </style:style>
    <style:style style:name="ro28" style:family="table-row">
      <style:table-row-properties style:row-height="21.57mm" fo:break-before="auto" style:use-optimal-row-height="true"/>
    </style:style>
    <style:style style:name="ro29" style:family="table-row">
      <style:table-row-properties style:row-height="11.84mm" fo:break-before="auto" style:use-optimal-row-height="true"/>
    </style:style>
    <style:style style:name="ro30" style:family="table-row">
      <style:table-row-properties style:row-height="29.47mm" fo:break-before="auto" style:use-optimal-row-height="true"/>
    </style:style>
    <style:style style:name="ro31" style:family="table-row">
      <style:table-row-properties style:row-height="36.32mm" fo:break-before="auto" style:use-optimal-row-height="true"/>
    </style:style>
    <style:style style:name="ro32" style:family="table-row">
      <style:table-row-properties style:row-height="43.16mm" fo:break-before="auto" style:use-optimal-row-height="true"/>
    </style:style>
    <style:style style:name="ro33" style:family="table-row">
      <style:table-row-properties style:row-height="56.85mm" fo:break-before="auto" style:use-optimal-row-height="true"/>
    </style:style>
    <style:style style:name="ro34" style:family="table-row">
      <style:table-row-properties style:row-height="32.1mm" fo:break-before="auto" style:use-optimal-row-height="true"/>
    </style:style>
    <style:style style:name="ro35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vertical-align="top"/>
    </style:style>
    <style:style style:name="ce45" style:family="table-cell" style:parent-style-name="Default">
      <style:table-cell-properties fo:background-color="#ffcc99" style:vertical-align="top"/>
    </style:style>
    <style:style style:name="ce4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59" style:family="table-cell" style:parent-style-name="Default">
      <style:table-cell-properties fo:background-color="#fff200" style:text-align-source="value-type" style:repeat-content="false" style:vertical-align="top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73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4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5" style:family="table-cell" style:parent-style-name="Default">
      <style:table-cell-properties fo:background-color="#ccff99" style:vertical-align="top"/>
    </style:style>
    <style:style style:name="ce26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0" style:family="table-cell" style:parent-style-name="Default">
      <style:table-cell-properties fo:background-color="#ff3333" style:vertical-align="top"/>
    </style:style>
    <style:style style:name="ce85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8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2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-asian="DejaVu Sans Mono" style:font-name-complex="DejaVu Sans Mono" style:font-size-asian="8.5pt" style:font-size-complex="8.5pt" fo:color="#008000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57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5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0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1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6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68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9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76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8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82" style:family="text">
      <style:text-properties fo:color="#00a933" fo:font-weight="bold" style:font-weight-asian="bold" style:font-weight-complex="bold"/>
    </style:style>
    <style:style style:name="T8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8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88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91" style:family="text">
      <style:text-properties fo:color="#ce181e" fo:font-weight="bold" style:font-weight-asian="bold" style:font-weight-complex="bold"/>
    </style:style>
    <style:style style:name="T92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93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94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9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98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9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0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01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0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0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0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106" style:family="text">
      <style:text-properties style:font-name-asian="Consolas" style:font-name-complex="Consolas" style:font-size-asian="9.5pt" style:font-size-complex="9.5pt"/>
    </style:style>
    <style:style style:name="T107" style:family="text">
      <style:text-properties style:text-position="super 58%"/>
    </style:style>
    <style:style style:name="T108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office:value-type="string" calcext:value-type="string">
            <text:p>Note <text:a xlink:href="https://sourceforge.net/p/y-a-terminal/bugs/464/" xlink:type="simple">https://sourceforge.net/p/y-a-terminal/bugs/464/</text:a></text:p>
            <text:p>"Performance on full-speed sending has dropped"</text:p>
            <text:p> &gt; YAT 2.0.0 still was at 4000/s</text:p>
            <text:p> &gt; YAT 2.1.0 now is at 3000/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 table:number-columns-repeated="2"/>
          <table:table-cell table:style-name="ce45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/>
          <table:table-cell table:style-name="ce45" office:value-type="string" calcext:value-type="string">
            <text:p>Suspend/Resume</text:p>
          </table:table-cell>
          <table:table-cell table:style-name="ce4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of internal COM</text:p>
          </table:table-cell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7" office:value-type="string" calcext:value-type="string">
            <text:p>Sending possible again, successfully receiving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7" office:value-type="string" calcext:value-type="string">
            <text:p>Sending not possible, terminal gets closed, is waiting for reconnect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55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7" table:number-columns-repeated="1018" table:default-cell-style-name="ce5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7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Interface Selection</text:p>
          </table:table-cell>
          <table:table-cell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5" table:default-cell-style-name="ce39"/>
        <table:table-column table:style-name="co1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5"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table:table-column table:style-name="co8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6" table:default-cell-style-name="ce55"/>
        <table:table-column table:style-name="co7" table:number-columns-repeated="1018" table:default-cell-style-name="ce55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... &gt; ASCII &gt; Also r</text:span>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62"/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1"> </text:span><text:span text:style-name="T22">(1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1"> </text:span><text:span text:style-name="T22">(2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7">&lt;CR&gt;&lt;LF&gt;</text:span><text:span text:style-name="T24"> </text:span><text:span text:style-name="T22">(4)</text:span></text:p>
            <text:p><text:span text:style-name="T26">ABC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7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7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66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8">&lt;CR&gt;</text:span><text:span text:style-name="T31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70">&lt;CR&gt;</text:span> can only be determined as non-EOL on next character,</text:p>
            <text:p>thus it is prepended to the next line. Not perfect, but good enough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8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8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9" office:value-type="string" calcext:value-type="string">
            <text:p><text:span text:style-name="T26">\h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9" office:value-type="string" calcext:value-type="string">
            <text:p><text:span text:style-name="T26">\h(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0" office:value-type="string" calcext:value-type="string">
            <text:p><text:span text:style-name="T26">\h(4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0" office:value-type="string" calcext:value-type="string">
            <text:p><text:span text:style-name="T26">\h(40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0" office:value-type="string" calcext:value-type="string">
            <text:p><text:span text:style-name="T26">\h(40)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66"/>
          <table:table-cell table:number-columns-repeated="1019"/>
        </table:table-row>
        <table:table-row table:style-name="ro4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66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5">A</text:span><text:span text:style-name="T21"> </text:span><text:span text:style-name="T22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 </text:span><text:span text:style-name="T39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text:span text:style-name="T39">&lt;NUL&gt;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gt;&g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/text:p>
            <text:p><text:span text:style-name="T25">Direction must be replaced !!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text:span text:style-name="T73">B</text:span><text:span text:style-name="T53"> </text:span><text:span text:style-name="T54">(4)</text:span>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1">)</text:span><text:span text:style-name="T47"> </text:span><text:span text:style-name="T48">(&lt;&lt;)</text:span><text:span text:style-name="T49"> </text:span><text:span text:style-name="T75">BB</text:span><text:span text:style-name="T53"> </text:span><text:span text:style-name="T54">(2)</text:span></text:p>
            <text:p>...and: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A</text:span></text:p>
            <text:p><text:span text:style-name="T25">Rx has not received EOL yet !!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Disable [Settings... &gt; Advanced &gt; ...when direction changes</text:span>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56">(&lt;&gt;)</text:span></text:p>
            <text:p>No duplicated or missing parts, i.e. always A-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3" office:value-type="string" calcext:value-type="string"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1">44h</text:span><text:span text:style-name="T10"> </text:span><text:span text:style-name="T61">45h</text:span><text:span text:style-name="T10"> </text:span><text:span text:style-name="T61">46h</text:span><text:span text:style-name="T10"> </text:span><text:span text:style-name="T62">(6)</text:span></text:p>
          </table:table-cell>
          <table:table-cell table:style-name="ce73" office:value-type="string" calcext:value-type="string"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6)</text:span>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lt;&lt;)</text:span><text:span text:style-name="T8"> </text:span><text:span text:style-name="T61">41h</text:span><text:span text:style-name="T10"> </text:span><text:span text:style-name="T62">(1)</text:span></text:p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... </text:span><text:span text:style-name="T62">(35)</text:span>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  <text:p><text:span text:style-name="T25">7 lines are sent as one chunk due to timing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61" office:value-type="string" calcext:value-type="string">
            <text:p><text:span text:style-name="T7">(</text:span><text:span text:style-name="T76">&lt;TS&gt;</text:span><text:span text:style-name="T7">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5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5h</text:span><text:span text:style-name="T10"> </text:span><text:span text:style-name="T9">46h</text:span><text:span text:style-name="T10"> </text:span><text:span text:style-name="T9">47h</text:span><text:span text:style-name="T10"> </text:span><text:span text:style-name="T9">41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6h</text:span><text:span text:style-name="T10"> </text:span><text:span text:style-name="T9">47h</text:span><text:span text:style-name="T10"> </text:span><text:span text:style-name="T9">48h</text:span><text:span text:style-name="T10"> </text:span><text:span text:style-name="T6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on every chunk]</text:span></text:p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</text:span><text:span text:style-name="T65">41h</text:span><text:span text:style-name="T66"> </text:span><text:span text:style-name="T67">[Error: EOL keyword is not supported for binary terminals!]</text:span><text:span text:style-name="T10"> </text:span><text:span text:style-name="T61">41h</text:span><text:span text:style-name="T10"> </text:span><text:span text:style-name="T61">42h</text:span><text:span text:style-name="T10"> </text:span><text:span text:style-name="T62">(3)</text:span></text:p>
            <text:p><text:span text:style-name="T57">(&lt;TS&gt;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lt;&lt;)</text:span><text:span text:style-name="T15"> </text:span><text:span text:style-name="T35">41h</text:span><text:span text:style-name="T21"> </text:span><text:span text:style-name="T22">(1)</text:span></text:p>
            <text:p><text:span text:style-name="T3">(&lt;TS&gt;</text:span><text:span text:style-name="T69">)</text:span><text:span text:style-name="T29"> </text:span><text:span text:style-name="T30">(&lt;&lt;)</text:span><text:span text:style-name="T29"> </text:span><text:span text:style-name="T35">42h</text:span><text:span text:style-name="T21"> </text:span><text:span text:style-name="T22">(1)</text:span></text:p>
            <text:p><text:span text:style-name="T69">(&lt;TS&gt;)</text:span><text:span text:style-name="T29"> </text:span><text:span text:style-name="T30">(&lt;&lt;)</text:span><text:span text:style-name="T29"> </text:span><text:span text:style-name="T35">41h</text:span><text:span text:style-name="T21"> </text:span><text:span text:style-name="T35">42h</text:span><text:span text:style-name="T21"> </text:span><text:span text:style-name="T35">43h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74"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)</text:span><text:span text:style-name="T4"> </text:span><text:span text:style-name="T34">(&gt;&gt;)</text:span><text:span text:style-name="T4"> </text:span><text:span text:style-name="T5">41h</text:span><text:span text:style-name="T36"> </text:span><text:span text:style-name="T5">42h</text:span><text:span text:style-name="T36"> </text:span><text:span text:style-name="T5">43h</text:span><text:span text:style-name="T36"> </text:span><text:span text:style-name="T5">31h</text:span><text:span text:style-name="T36"> </text:span><text:span text:style-name="T5">32h</text:span><text:span text:style-name="T36"> </text:span><text:span text:style-name="T5">33h</text:span><text:span text:style-name="T36"> </text:span><text:span text:style-name="T5">41h</text:span><text:span text:style-name="T36"> </text:span><text:span text:style-name="T16">42h</text:span><text:span text:style-name="T21"> </text:span><text:span text:style-name="T22">(8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77">41h</text:span><text:span text:style-name="T78"> </text:span><text:span text:style-name="T79">42h</text:span><text:span text:style-name="T78"> </text:span><text:span text:style-name="T80">(8)</text:span><text:span text:style-name="T81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62">(2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4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39"/>
        <table:table-column table:style-name="co27" table:default-cell-style-name="ce39"/>
        <table:table-column table:style-name="co28" table:default-cell-style-name="ce39"/>
        <table:table-column table:style-name="co24" table:default-cell-style-name="ce39"/>
        <table:table-column table:style-name="co29" table:default-cell-style-name="ce39"/>
        <table:table-column table:style-name="co3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end Text]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123abc456</text:span>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Automatic action is triggered for <text:span text:style-name="T82">each of the two matches</text:span></text:p>
            <text:p><text:span text:style-name="T25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69">(&gt;&gt;)</text:span><text:span text:style-name="T29"> </text:span><text:span text:style-name="T16">ABC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xyz</text:span></text:p>
            <text:p><text:span text:style-name="T69">(&gt;&gt;)</text:span><text:span text:style-name="T29"> </text:span><text:span text:style-name="T16">xyz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all terminals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Count/Rate</text:p>
          </table:table-cell>
          <table:table-cell office:value-type="string" calcext:value-type="string">
            <text:p>Open another terminal in another instance of YAT</text:p>
          </table:table-cell>
          <table:table-cell/>
          <table:table-cell table:style-name="ce25" office:value-type="string" calcext:value-type="string">
            <text:p>Always start video with configur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terminal on default port again</text:p>
          </table:table-cell>
          <table:table-cell/>
          <table:table-cell table:style-name="ce25" office:value-type="string" calcext:value-type="string">
            <text:p>Always show time as wel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25" office:value-type="string" calcext:value-type="string">
            <text:p>Begin of video [Plot Byte Count&amp;Rate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<text:span text:style-name="T1">ABCDEFGHIJKLMNOPQRSTUVWXYZ\!(LineRepeat(20))\!(LineInterval(100))</text:span></text:p>
          </table:table-cell>
          <table:table-cell/>
          <table:table-cell table:style-name="ce2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in other terminal:</text:p>
            <text:p><text:span text:style-name="T1">ABCDEFGHIJKLMNOPQRSTUVWXYZ\!(LineRepeat(20))\!(LineInterval(200))</text:span>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legend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, then [Reset Byte/Line Count/Rate]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Deactivate automatic action <text:span text:style-name="T2">from within plot form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Options</text:p>
          </table:table-cell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 office:value-type="string" calcext:value-type="string">
            <text:p>Trigger state is neutral again</text:p>
          </table:table-cell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37"/>
          <table:table-cell table:number-columns-repeated="1018"/>
        </table:table-row>
        <table:table-row table:style-name="ro24">
          <table:table-cell table:number-columns-repeated="2"/>
          <table:table-cell table:style-name="ce47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25" office:value-type="string" calcext:value-type="string">
            <text:p><text:span text:style-name="T1">Always start video with configuration</text:span></text:p>
            <text:p>Always show time as wel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25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25" office:value-type="string" calcext:value-type="string">
            <text:p><text:span text:style-name="T1">Begin of video [Line Chart</text:span>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 Time Stamp</text:p>
          </table:table-cell>
          <table:table-cell office:value-type="string" calcext:value-type="string">
            <text:p>Action: [Line Chart (X = Time Stamp)]</text:p>
          </table:table-cell>
          <table:table-cell/>
          <table:table-cell table:style-name="ce25" office:value-type="string" calcext:value-type="string">
            <text:p><text:span text:style-name="T1">Begin of video [Line Chart (X = Time Stamp)</text:span>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Histogram</text:p>
          </table:table-cell>
          <table:table-cell office:value-type="string" calcext:value-type="string">
            <text:p>Action: [Histogram (Horizontal)]</text:p>
          </table:table-cell>
          <table:table-cell/>
          <table:table-cell table:style-name="ce25" office:value-type="string" calcext:value-type="string">
            <text:p><text:span text:style-name="T1">Begin of video [Histogram (Horizontal)</text:span>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ction: [Histogram (Vertical)]</text:p>
          </table:table-cell>
          <table:table-cell/>
          <table:table-cell table:style-name="ce25" office:value-type="string" calcext:value-type="string">
            <text:p><text:span text:style-name="T1">Begin of video [Histogram (Vertical)</text:span>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Scatter Plot</text:p>
          </table:table-cell>
          <table:table-cell office:value-type="string" calcext:value-type="string">
            <text:p>Action: [Scatter Plot]</text:p>
          </table:table-cell>
          <table:table-cell/>
          <table:table-cell table:style-name="ce25" office:value-type="string" calcext:value-type="string">
            <text:p><text:span text:style-name="T1">Begin of video [Scatter Plot</text:span>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Open terminal on default port again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another terminal in another instance of YAT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 in both terminals</text:p>
          </table:table-cell>
          <table:table-cell/>
          <table:table-cell table:style-name="ce25" office:value-type="string" calcext:value-type="string">
            <text:p>Begin of video [Line Chart with enormous data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6-IntegersEnormous.txt]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1018"/>
        </table:table-row>
        <table:table-row table:style-name="ro6">
          <table:table-cell table:number-columns-repeated="2"/>
          <table:table-cell table:style-name="ce47" office:value-type="string" calcext:value-type="string">
            <text:p>Line Chart Time</text:p>
          </table:table-cell>
          <table:table-cell office:value-type="string" calcext:value-type="string">
            <text:p><text:span text:style-name="T83">Action: [Line Chart (X = Time)]</text:span></text:p>
            <text:p><text:span text:style-name="T83">Trigger:</text:span></text:p>
            <text:p><text:span text:style-name="T84">(</text:span><text:span text:style-name="T83">(?:(?:19|20)\d\d-(?:0[1-9]|1[012])-(?:0[1-9]|[12]\d|3[01]))</text:span><text:span text:style-name="T85">T</text:span><text:span text:style-name="T86">(?:(?:[01]\d|2[0-3]):[0-5]\d:[0-5]\d)</text:span><text:span text:style-name="T87">)</text:span><text:span text:style-name="T86">\s+([-+]?(?:\d+(?:\.\d*)?|\.\d+))\s+([-+]?\d+)\s+([-+]?\d+)\s+([A-Z]{1})\s+</text:span>([A-Za-z]{3})</text:p>
            <text:p><text:span text:style-name="T84">(</text:span><text:span text:style-name="T86">(?:(?:19|20)\d\d-(?:0[1-9]|1[012])-(?:0[1-9]|[12]\d|3[01]))</text:span><text:span text:style-name="T85">T</text:span><text:span text:style-name="T86">(?:(?:[01]\d|2[0-3]):[0-5]\d:[0-5]\d)</text:span><text:span text:style-name="T87">)</text:span></text:p>
            <text:p><text:span text:style-name="T88">                                                                                                                                                                 </text:span><text:span text:style-name="T89">\s+([-+]?(?:\d+(?:\.\d*)?|\.\d+))</text:span></text:p>
            <text:p><text:span text:style-name="T88">                                                                                                                                                                                                                    </text:span><text:span text:style-name="T89">\s+([-+]?\d+)\s+([-+]?\d+)</text:span></text:p>
            <text:p><text:span text:style-name="T88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89">\s+([A-Z]{1})\s+([A-Za-z]{3})</text:span>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5-CombinedTime.txt]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1018"/>
        </table:table-row>
        <table:table-row table:style-name="ro26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<text:span text:style-name="T83">Action: [Line Chart]</text:span></text:p>
            <text:p><text:span text:style-name="T83">Trigger:</text:span></text:p>
            <text:p><text:span text:style-name="T1">([-+]?(?:\d+(?:\.\d*)?|\.\d+))\s+([-+]?\d+)\s+([-+]?\d+)\s+([A-Z]{1})\s+</text:span>([A-Za-z]{3})</text:p>
            <text:p><text:span text:style-name="T25">([-+]?(?:\d+(?:\.\d*)?|\.\d+))</text:span></text:p>
            <text:p><text:span text:style-name="T88">                                               </text:span><text:span text:style-name="T89">\s+([-+]?\d+)\s+([-+]?\d+)</text:span></text:p>
            <text:p><text:span text:style-name="T88">                                                                                          </text:span><text:span text:style-name="T89">\s+([A-Z]{1})\s+([A-Za-z]{3})</text:span></text:p>
          </table:table-cell>
          <table:table-cell/>
          <table:table-cell table:style-name="ce25" office:value-type="string" calcext:value-type="string">
            <text:p>Begin of video [Line Chart with combined data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4-Combined.txt] <text:span text:style-name="T2">multiple times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each of the two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1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2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2">...ABC</text:span><text:span text:style-name="T36"> </text:span><text:span text:style-name="T37">(72) </text:span><text:span text:style-name="T81">is  expected for each responded line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1020"/>
        </table:table-row>
        <table:table-row table:style-name="ro27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95">123 ABC 456 789 0DE FGH IJK LMN OPQ RST UVW XYZ 123 ABC 456 789 0DE FGH IJK LMN OPQ RST UVW XYZ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contains <text:span text:style-name="T91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contains <text:span text:style-name="T91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92">   1 </text:span><text:span text:style-name="T93">S S       0.00 g</text:span></text:p>
            <text:p><text:span text:style-name="T92">   2 </text:span><text:span text:style-name="T93">S S       0.00 g</text:span></text:p>
            <text:p><text:span text:style-name="T92">   3 </text:span><text:span text:style-name="T93">S S       0.00 g</text:span></text:p>
            <text:p><text:span text:style-name="T94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92">...</text:span></text:p>
            <text:p><text:span text:style-name="T92"> 101 </text:span><text:span text:style-name="T93">S D       ?.?? g</text:span></text:p>
            <text:p><text:span text:style-name="T92"> 102 </text:span><text:span text:style-name="T93">S D       ?.?? g</text:span></text:p>
            <text:p><text:span text:style-name="T92"> 103 </text:span><text:span text:style-name="T93">S D       ?.?? g</text:span></text:p>
            <text:p><text:span text:style-name="T94">...</text:span></text:p>
            <text:p><text:span text:style-name="T25">Responses are no longer shown once stable agai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5">Responses are no longer shown when unstable</text:span></text:p>
            <text:p><text:span text:style-name="T92">...</text:span></text:p>
            <text:p><text:span text:style-name="T92"> 201 </text:span><text:span text:style-name="T93">S S       ?.?? g</text:span></text:p>
            <text:p><text:span text:style-name="T92"> 202 </text:span><text:span text:style-name="T93">S S       ?.?? g</text:span></text:p>
            <text:p><text:span text:style-name="T92"> 203 </text:span><text:span text:style-name="T93">S S       ?.?? g</text:span></text:p>
            <text:p><text:span text:style-name="T94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39"/>
        <table:table-column table:style-name="co31" table:default-cell-style-name="ce39"/>
        <table:table-column table:style-name="co7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0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39"/>
        <table:table-column table:style-name="co35" table:default-cell-style-name="ce39"/>
        <table:table-column table:style-name="co7" table:default-cell-style-name="ce39"/>
        <table:table-column table:style-name="co36" table:default-cell-style-name="ce39"/>
        <table:table-column table:style-name="co37" table:default-cell-style-name="ce39"/>
        <table:table-column table:style-name="co38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39"/>
        <table:table-column table:style-name="co39" table:default-cell-style-name="ce39"/>
        <table:table-column table:style-name="co40" table:default-cell-style-name="ce39"/>
        <table:table-column table:style-name="co41" table:default-cell-style-name="ce39"/>
        <table:table-column table:style-name="co42" table:default-cell-style-name="ce39"/>
        <table:table-column table:style-name="co43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5" office:value-type="string" calcext:value-type="string">
            <text:p>Modify the text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7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No control characters in drop-down</text:p>
          </table:table-cell>
          <table:table-cell table:style-name="ce4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one of the recents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hange that recent</text:p>
          </table:table-cell>
          <table:table-cell table:style-name="ce47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7"/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Just selected recent still there</text:p>
            <text:p>New recent added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7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7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7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7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1">YAT 2.0.0 was 12000/s | 4000/s, earlier versions even slower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Send "\!-SendFiles\Stress-7-EnormousLine.txt"</text:p>
          </table:table-cell>
          <table:table-cell table:style-name="ce4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lear the monitor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7" office:value-type="string" calcext:value-type="string">
            <text:p>Lines include the stated number of chars</text:p>
            <text:p>No empty lines</text:p>
          </table:table-cell>
          <table:table-cell table:style-name="ce87" office:value-type="string" calcext:value-type="string">
            <text:p>This tes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7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69">(&lt;&lt;)</text:span><text:span text:style-name="T29"> </text:span><text:span text:style-name="T35">X</text:span><text:span text:style-name="T98">&lt;CR&gt;&lt;LF&gt;</text:span><text:span text:style-name="T24"> </text:span><text:span text:style-name="T22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69">(&lt;&lt;)</text:span><text:span text:style-name="T29"> </text:span><text:span text:style-name="T35">X</text:span><text:span text:style-name="T98">&lt;CR&gt;&lt;LF&gt;</text:span><text:span text:style-name="T24"> </text:span><text:span text:style-name="T22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30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31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32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 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01">(&lt;&lt;)</text:span><text:span text:style-name="T102"> </text:span><text:span text:style-name="T38">A</text:span><text:span text:style-name="T36"> </text:span><text:span text:style-name="T37">(1)</text:span></text:p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101">(&gt;&gt;)</text:span><text:span text:style-name="T102"> </text:span><text:span text:style-name="T5">A</text:span><text:span text:style-name="T6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103"> </text:span><text:span text:style-name="T96">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3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103"> </text:span><text:span text:style-name="T96">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9">&lt;CR&gt; </text:span><text:span text:style-name="T104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3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98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98">&lt;LF&gt;</text:span><text:span text:style-name="T24"> </text:span><text:span text:style-name="T22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97"> </text:span><text:span text:style-name="T3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9">&lt;CR&gt; </text:span><text:span text:style-name="T104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21"> </text:span><text:span text:style-name="T22">(2)</text:span>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4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39"/>
        <table:table-column table:style-name="co44" table:default-cell-style-name="ce39"/>
        <table:table-column table:style-name="co45" table:default-cell-style-name="ce39"/>
        <table:table-column table:style-name="co24" table:default-cell-style-name="ce39"/>
        <table:table-column table:style-name="co46" table:default-cell-style-name="ce39"/>
        <table:table-column table:style-name="co4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8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8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8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9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0" office:value-type="string" calcext:value-type="string">
            <text:p><text:span text:style-name="T106">Note that display elements are text-only and no longer contain the underlying typed</text:span></text:p>
            <text:p><text:span text:style-name="T106">information such as the time stamp of the origin. Since the XML schema is strongly-</text:span></text:p>
            <text:p><text:span text:style-name="T106">typed again, the items need to be reconstructed. Not optimal, but simply a trade-off</text:span></text:p>
            <text:p><text:span text:style-name="T106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0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39"/>
        <table:table-column table:style-name="co53" table:default-cell-style-name="ce39"/>
        <table:table-column table:style-name="co54" table:default-cell-style-name="ce39"/>
        <table:table-column table:style-name="co36" table:default-cell-style-name="ce39"/>
        <table:table-column table:style-name="co55" table:default-cell-style-name="ce39"/>
        <table:table-column table:style-name="co5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5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07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5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5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1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5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91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5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91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5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5">
          <table:table-cell table:number-columns-repeated="3"/>
          <table:table-cell office:value-type="string" calcext:value-type="string">
            <text:p>"Help &gt; About" &gt; Click slightly above the right end of the 2<text:span text:style-name="T107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5">
          <table:table-cell table:number-columns-repeated="3"/>
          <table:table-cell office:value-type="string" calcext:value-type="string">
            <text:p>"Help &gt; About" &gt; Click slightly above the right end of the 3<text:span text:style-name="T107">rd</text:span> line</text:p>
          </table:table-cell>
          <table:table-cell office:value-type="string" calcext:value-type="string">
            <text:p>Repeat steps above, except <text:span text:style-name="T108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39"/>
        <table:table-column table:style-name="co57" table:default-cell-style-name="ce39"/>
        <table:table-column table:style-name="co58" table:default-cell-style-name="ce39"/>
        <table:table-column table:style-name="co59" table:default-cell-style-name="ce39"/>
        <table:table-column table:style-name="co11" table:default-cell-style-name="ce39"/>
        <table:table-column table:style-name="co6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2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2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6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.00.0000</text:date>, <text:time style:data-style-name="N2" text:time-value="21:14:08.7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0DT18H34M45S</meta:editing-duration>
    <meta:editing-cycles>629</meta:editing-cycles>
    <meta:generator>LibreOffice/6.1.5.2$Windows_X86_64 LibreOffice_project/90f8dcf33c87b3705e78202e3df5142b201bd805</meta:generator>
    <dc:date>2020-02-04T22:22:35.789000000</dc:date>
    <meta:print-date>2013-02-02T14:44:49.07</meta:print-date>
    <meta:document-statistic meta:table-count="13" meta:cell-count="2397" meta:object-count="0"/>
    <meta:user-defined meta:name="Info 1"/>
    <meta:user-defined meta:name="Info 2"/>
    <meta:user-defined meta:name="Info 3"/>
    <meta:user-defined meta:name="Info 4"/>
  </office:meta>
</office:document-meta>
</file>